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e6f1b" officeooo:paragraph-rsid="001e6f1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6f1b" officeooo:paragraph-rsid="001e6f1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1e6f1b" officeooo:paragraph-rsid="001e6f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398291" officeooo:paragraph-rsid="001e6f1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398291" officeooo:paragraph-rsid="00431f96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e6f1b" officeooo:paragraph-rsid="001e6f1b" style:font-weight-asian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32a0f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1e6f1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329b4" officeooo:paragraph-rsid="003329b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solid" style:text-underline-width="auto" style:text-underline-color="font-color" fo:font-weight="normal" officeooo:rsid="00431f96" officeooo:paragraph-rsid="00431f96" style:font-weight-asian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solid" style:text-underline-width="auto" style:text-underline-color="font-color" fo:font-weight="normal" officeooo:rsid="004938d4" officeooo:paragraph-rsid="004938d4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431f96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43aa1a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45e6ab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553d9" officeooo:paragraph-rsid="004553d9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938d4" officeooo:paragraph-rsid="004938d4" style:font-weight-asian="normal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a029d" officeooo:paragraph-rsid="004a029d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a029d" officeooo:paragraph-rsid="004eb9af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bold" officeooo:rsid="00398291" officeooo:paragraph-rsid="00431f9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bold" officeooo:rsid="00431f96" officeooo:paragraph-rsid="00431f9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aa1a" officeooo:paragraph-rsid="0043aa1a" style:font-weight-asian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5686be" officeooo:paragraph-rsid="005686be" style:font-weight-asian="normal" style:font-weight-complex="normal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5686be" style:font-weight-asian="normal" style:font-weight-complex="normal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43aa1a" style:font-weight-asian="normal" style:font-weight-complex="normal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431f96" style:font-weight-asian="normal" style:font-weight-complex="normal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31f96" officeooo:paragraph-rsid="005d41fd" style:font-weight-asian="normal" style:font-weight-complex="normal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938d4" officeooo:paragraph-rsid="004938d4" style:font-weight-asian="normal" style:font-weight-complex="normal"/>
    </style:style>
    <style:style style:name="P28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4a029d" officeooo:paragraph-rsid="004a029d" style:font-weight-asian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5511d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ff0000" style:text-underline-style="none" fo:font-weight="normal" officeooo:rsid="004a029d" officeooo:paragraph-rsid="004a029d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officeooo:rsid="0032a0ff"/>
    </style:style>
    <style:style style:name="T3" style:family="text">
      <style:text-properties style:text-underline-style="solid" style:text-underline-width="auto" style:text-underline-color="font-color" officeooo:rsid="00431f96"/>
    </style:style>
    <style:style style:name="T4" style:family="text">
      <style:text-properties style:text-underline-style="solid" style:text-underline-width="auto" style:text-underline-color="font-color" fo:font-weight="normal" officeooo:rsid="00431f96" style:font-weight-asian="normal" style:font-weight-complex="normal"/>
    </style:style>
    <style:style style:name="T5" style:family="text">
      <style:text-properties officeooo:rsid="0040195e"/>
    </style:style>
    <style:style style:name="T6" style:family="text">
      <style:text-properties officeooo:rsid="00416b1b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Liberation Serif1"/>
    </style:style>
    <style:style style:name="T9" style:family="text">
      <style:text-properties officeooo:rsid="0043aa1a"/>
    </style:style>
    <style:style style:name="T10" style:family="text">
      <style:text-properties officeooo:rsid="00474a3b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5686be" fo:background-color="#ffffff" loext:char-shading-value="0"/>
    </style:style>
    <style:style style:name="T13" style:family="text">
      <style:text-properties officeooo:rsid="004eb9af"/>
    </style:style>
    <style:style style:name="T14" style:family="text">
      <style:text-properties officeooo:rsid="005511d1"/>
    </style:style>
    <style:style style:name="T15" style:family="text">
      <style:text-properties officeooo:rsid="005686be"/>
    </style:style>
    <style:style style:name="T16" style:family="text">
      <style:text-properties officeooo:rsid="00582667"/>
    </style:style>
    <style:style style:name="T17" style:family="text">
      <style:text-properties officeooo:rsid="00596407"/>
    </style:style>
    <style:style style:name="T18" style:family="text">
      <style:text-properties officeooo:rsid="005a1963"/>
    </style:style>
    <style:style style:name="T19" style:family="text">
      <style:text-properties officeooo:rsid="00431f96"/>
    </style:style>
    <style:style style:name="T20" style:family="text">
      <style:text-properties officeooo:rsid="005f6a33"/>
    </style:style>
    <style:style style:name="T21" style:family="text">
      <style:text-properties officeooo:rsid="0062c1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Hive Selection</text:span> Application</text:p>
      <text:p text:style-name="P1"/>
      <text:p text:style-name="P1"/>
      <text:p text:style-name="P3">Specifications</text:p>
      <text:p text:style-name="P6">1. General purpose:</text:p>
      <text:p text:style-name="P6"><text:tab/>Th<text:span text:style-name="T5">is application is designed to get patients items from a hive of sorted items. Each item <text:tab/>would <text:tab/>be marked with an ID on the front of the box in which its in ,via an apriltag, and for <text:tab/>each type of item, the number of apriltags in the relevant box would match the number of <text:tab/>items inside. The robot should approach the hive, select a box which contains the relevant i<text:tab/>tem, check if that item is in stock, and if it is, take it, and deliver it to the patient.</text:span></text:p>
      <text:p text:style-name="P6"/>
      <text:p text:style-name="P6"><text:tab/><text:span text:style-name="T3">Software </text:span><text:span text:style-name="T2">Substasks</text:span></text:p>
      <text:p text:style-name="P29"><text:tab/><text:span text:style-name="T14">1.</text:span><text:span text:style-name="T15">1</text:span><text:span text:style-name="T14"> Receive a command from the fleet / ui to grab item X and go to room Y.</text:span></text:p>
      <text:p text:style-name="P29"><text:tab/><text:span text:style-name="T15">1.2 Navigate to the hive.</text:span></text:p>
      <text:p text:style-name="P29"><text:tab/>1.<text:span text:style-name="T15">3</text:span>. Detect the <text:span text:style-name="T6">apriltags on the hive</text:span>.</text:p>
      <text:p text:style-name="P8"><text:tab/>1.<text:span text:style-name="T15">4</text:span>. <text:span text:style-name="T6">Look for the apriltag matching the ID of the selected item</text:span>.</text:p>
      <text:p text:style-name="P8"><text:tab/>1.<text:span text:style-name="T15">5</text:span>. <text:span text:style-name="T6">Approach the relevant tag</text:span>.</text:p>
      <text:p text:style-name="P8"><text:tab/>1.<text:span text:style-name="T15">6</text:span>. <text:span text:style-name="T6">Check that the selected item is in stock</text:span>.</text:p>
      <text:p text:style-name="P7"><text:tab/>1.<text:span text:style-name="T15">7</text:span>. G<text:span text:style-name="T6">rab the selected item</text:span>.</text:p>
      <text:p text:style-name="P9"><text:tab/>1.<text:span text:style-name="T15">8</text:span> <text:span text:style-name="T6">Move away from the hive</text:span>.</text:p>
      <text:p text:style-name="P9"><text:tab/><text:span text:style-name="T6">1.</text:span><text:span text:style-name="T15">9</text:span><text:span text:style-name="T6"> Deliver the item to the patient.</text:span></text:p>
      <text:p text:style-name="P5"><text:tab/></text:p>
      <text:p text:style-name="P19"><text:tab/><text:span text:style-name="T4">Mechanical Subtasks</text:span><text:tab/></text:p>
      <text:p text:style-name="P20"><text:tab/><text:span text:style-name="T7">2.1 Build a real size hive model</text:span></text:p>
      <text:p text:style-name="P4"/>
      <text:p text:style-name="P6"><text:span text:style-name="T1">Schedule</text:span> </text:p>
      <text:p text:style-name="P10">13.11 – 2<text:span text:style-name="T21">3</text:span>.11</text:p>
      <text:p text:style-name="P26">(1.<text:span text:style-name="T16">3</text:span> + 1.<text:span text:style-name="T16">4</text:span>) Detect the apriltags on the hive and look for the relevant apriltag</text:p>
      <text:p text:style-name="P26"><text:tab/>1.<text:span text:style-name="T16">3</text:span>.1 – Detect the point in space (x,y,z,<text:span text:style-name="T8">θ</text:span>) of every frontal apriltag.</text:p>
      <text:p text:style-name="P26"><text:tab/>Required: Calibrated cameras</text:p>
      <text:p text:style-name="P12"/>
      <text:p text:style-name="P12">2.1 Build a real size model</text:p>
      <text:p text:style-name="P14"><text:tab/>2.1.1 <text:s/>- Design and create real size model to match the exact measurements of the hive to be <text:tab/>used for the application.</text:p>
      <text:p text:style-name="P23"><text:tab/><text:span text:style-name="T10">Required: </text:span></text:p>
      <text:p text:style-name="P23"><text:tab/><text:span text:style-name="T15">A premilinary testing of </text:span><text:span text:style-name="T17">(1.3 + 1.4) to estimate real life hive measurements.</text:span><text:span text:style-name="T15"> </text:span></text:p>
      <text:p text:style-name="P23"><text:span text:style-name="T10"><text:tab/>A consult with the mechanical team on how to build, what materials to use, and expected <text:tab/>time of the hive to be ready.</text:span></text:p>
      <text:p text:style-name="P22"><text:span text:style-name="T11"><text:tab/></text:span><text:span text:style-name="T19"><text:tab/></text:span></text:p>
      <text:p text:style-name="P12"><text:soft-page-break/>1.<text:span text:style-name="T16">5</text:span> <text:span text:style-name="T9">Approach the relevant tag</text:span></text:p>
      <text:p text:style-name="P13"><text:tab/>1.<text:span text:style-name="T16">5</text:span>.1 - Approach the relevant tag, a predefined distance away on the y axis (<text:span text:style-name="T9">frontal axis).</text:span></text:p>
      <text:p text:style-name="P21"><text:tab/>1.<text:span text:style-name="T16">5</text:span>.2 – Minimize positioning errors to be within the predefined constraints that are chosen <text:tab/>by the user.</text:p>
      <text:p text:style-name="P13"><text:tab/><text:span text:style-name="T9">Required: Enhancment of the ApproachToSomething skill to add the predefined y axis <text:tab/>distance, and correction of the positioning errors that are larger than the constraints that can <text:tab/>be defined in the skill.</text:span></text:p>
      <text:p text:style-name="P13"/>
      <text:p text:style-name="P15">1.<text:span text:style-name="T16">6</text:span> Check that the selected item is in stock</text:p>
      <text:p text:style-name="P15"><text:tab/>1.<text:span text:style-name="T16">6</text:span>.1 – Check that the item is in stock via the number of remaining apriltags in the box.</text:p>
      <text:p text:style-name="P15"><text:tab/>Required: <text:span text:style-name="T10">A real life size hive model (will be provided by 2.1).</text:span></text:p>
      <text:p text:style-name="P15"><text:tab/></text:p>
      <text:p text:style-name="P11">2<text:span text:style-name="T21">4</text:span>.11 – <text:span text:style-name="T21">3</text:span><text:span text:style-name="T20">.</text:span>1<text:span text:style-name="T20">2</text:span></text:p>
      <text:p text:style-name="P16">1.<text:span text:style-name="T16">7</text:span> – Grab the selected item </text:p>
      <text:p text:style-name="P16"><text:tab/>1.5.1 – Place the arm infront of the relevant box.</text:p>
      <text:p text:style-name="P16"><text:tab/>1.5.2 – Move the arm inside of the box, to the item.</text:p>
      <text:p text:style-name="P16"><text:tab/>1.5.3 – Grab the item (close the gripper).</text:p>
      <text:p text:style-name="P16"><text:tab/>1.5.4 – Move the arm back outside.</text:p>
      <text:p text:style-name="P16"><text:tab/>1.5.5 – Position the arm in a carrying position.</text:p>
      <text:p text:style-name="P16"><text:tab/>Required: Calibrated arms and physical feedback. At this point it’d also be good to have <text:tab/>arms accuracy such that a <text:s/>tailored calibration would not be required, and the app would <text:tab/>be able to work with every arm, of every robot. At the moment, for each robot the <text:tab/>calibration offset is found manually <text:tab/>and is then corrected, upon every calibration. These <text:tab/>issues should be resolved once the servo and force sensors features are provided. <text:s/>For the <text:tab/>moment, the app will be built considering those limitations.</text:p>
      <text:p text:style-name="P16"/>
      <text:p text:style-name="P17">1.<text:span text:style-name="T16">8</text:span>– Move away from the hive </text:p>
      <text:p text:style-name="P17"><text:tab/><text:span text:style-name="T13">1.6.1 – Move backwards, turn 180 degrees.</text:span></text:p>
      <text:p text:style-name="P17"/>
      <text:p text:style-name="P17">1.<text:span text:style-name="T16">9</text:span> – Deliver the item to the patient </text:p>
      <text:p text:style-name="P18"><text:tab/><text:span text:style-name="T13">1.7.1 – Navigate with the item to the patient, and place it on either a designated table, or an <text:tab/>empty part of the bed</text:span></text:p>
      <text:p text:style-name="P17"><text:tab/><text:span text:style-name="T13">Required: Mapping the relevant space, working navigation systems.</text:span></text:p>
      <text:p text:style-name="P17"/>
      <text:p text:style-name="P30">** <text:span text:style-name="T18">In my opinion, basing the entire application on tag detection would pose problems in a real life environment. If and when we face these problems, I suggest an object detection model for the relevant items, so that the arm movements would not be based soley on consta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14:51:23.242506589</meta:creation-date>
    <dc:date>2023-11-12T11:40:08.886507423</dc:date>
    <meta:editing-duration>PT1H50M16S</meta:editing-duration>
    <meta:editing-cycles>44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616" meta:character-count="3512" meta:non-whitespace-character-count="2866"/>
  </office:meta>
</office:document-meta>
</file>